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7cm" fo:min-width="0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end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2" draw:id="id2" draw:layer="layout" svg:width="3.9cm" svg:height="2.9cm" svg:x="7cm" svg:y="1.7cm">
          <text:p text:style-name="P1"><text:span text:style-name="T1">既存</text:span></text:p>
          <text:p text:style-name="P1"><text:span text:style-name="T1">C</text:span><text:span text:style-name="T1">言語部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4.35cm" svg:y1="4.6cm" svg:x2="14.392cm" svg:y2="12.748cm" draw:start-shape="id1" draw:start-glue-point="2" svg:d="m14350 4600 42 8148" svg:viewBox="0 0 43 8149">
          <text:p/>
        </draw:connector>
        <draw:custom-shape draw:style-name="gr1" draw:text-style-name="P2" xml:id="id1" draw:id="id1" draw:layer="layout" svg:width="4.9cm" svg:height="2.9cm" svg:x="11.9cm" svg:y="1.7cm">
          <text:p text:style-name="P1"><text:span text:style-name="T1">新規</text:span></text:p>
          <text:p text:style-name="P1"><text:span text:style-name="T1">Haskell</text:span><text:span text:style-name="T1">部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8.95cm" svg:y1="4.6cm" svg:x2="8.994cm" svg:y2="19.162cm" draw:start-shape="id2" draw:start-glue-point="2" svg:d="m8950 4600 44 14562" svg:viewBox="0 0 45 14563">
          <text:p/>
        </draw:connector>
        <draw:custom-shape draw:style-name="gr3" draw:text-style-name="P1" draw:layer="layout" svg:width="0.6cm" svg:height="4.2cm" svg:x="14.1cm" svg:y="6.2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954cm" svg:y1="6.013cm" svg:x2="14.406cm" svg:y2="6.013cm" svg:d="m8954 6013h5452" svg:viewBox="0 0 5453 1">
          <text:p/>
        </draw:connector>
        <draw:frame draw:style-name="gr4" draw:text-style-name="P3" draw:layer="layout" svg:width="7.572cm" svg:height="1.149cm" svg:x="15cm" svg:y="6.2cm">
          <draw:text-box>
            <text:p text:style-name="P3">コマンドラインループ</text:p>
          </draw:text-box>
        </draw:frame>
        <draw:connector draw:style-name="gr2" draw:text-style-name="P1" draw:layer="layout" draw:type="line" svg:x1="14.348cm" svg:y1="10.6cm" svg:x2="8.982cm" svg:y2="10.624cm" svg:d="m14348 10600-5366 24" svg:viewBox="0 0 5367 25">
          <text:p/>
        </draw:connector>
        <draw:frame draw:style-name="gr4" draw:text-style-name="P3" draw:layer="layout" svg:width="6.12cm" svg:height="1.149cm" svg:x="14.628cm" svg:y="10.651cm">
          <draw:text-box>
            <text:p text:style-name="P3">bootコマンド実行</text:p>
          </draw:text-box>
        </draw:frame>
        <draw:custom-shape draw:style-name="gr3" draw:text-style-name="P1" draw:layer="layout" svg:width="0.6cm" svg:height="4cm" svg:x="8.7cm" svg:y="10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cm" svg:height="2.1cm" svg:x="8.7cm" svg:y="15.2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5.637cm" svg:height="2.945cm" svg:x="2.9cm" svg:y="11.053cm">
          <draw:text-box>
            <text:p text:style-name="P4">kernelファイル</text:p>
            <text:p text:style-name="P4">読み込み</text:p>
            <text:p text:style-name="P4">(elf解釈+gunzip)</text:p>
          </draw:text-box>
        </draw:frame>
        <draw:frame draw:style-name="gr4" draw:text-style-name="P3" draw:layer="layout" svg:width="3.846cm" svg:height="1.149cm" svg:x="4.654cm" svg:y="15.751cm">
          <draw:text-box>
            <text:p text:style-name="P3">kernel起動</text:p>
          </draw:text-box>
        </draw:frame>
        <draw:custom-shape draw:style-name="gr6" draw:text-style-name="P2" draw:layer="layout" svg:width="9.1cm" svg:height="4.7cm" svg:x="17.9cm" svg:y="13.3cm">
          <text:p text:style-name="P2"><text:span text:style-name="T1">もっと型付き言語で</text:span></text:p>
          <text:p text:style-name="P2"><text:span text:style-name="T1">実装したいなぁ</text:span></text:p>
          <draw:enhanced-geometry svg:viewBox="0 0 21600 21600" draw:text-areas="800 800 20800 20800" draw:type="round-rectangular-callout" draw:modifiers="-7756.15866388309 -1796.553924696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3" draw:layer="layout" svg:width="5.26cm" svg:height="1.149cm" svg:x="3cm" svg:y="5cm">
          <draw:text-box>
            <text:p text:style-name="P3">bootloader起動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kabe Kiwamu</meta:initial-creator>
    <meta:creation-date>2012-11-30T11:18:36</meta:creation-date>
    <dc:date>2013-01-09T20:29:42</dc:date>
    <dc:creator>Okabe Kiwamu</dc:creator>
    <meta:editing-duration>PT2H58M47S</meta:editing-duration>
    <meta:editing-cycles>202</meta:editing-cycles>
    <meta:generator>LibreOffice/3.6$Linux_X86_64 LibreOffice_project/360m1$Build-1</meta:generator>
    <meta:document-statistic meta:object-count="15"/>
  </office:meta>
</office:document-meta>
</file>